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5cm" style:rel-column-width="9569*"/>
    </style:style>
    <style:style style:name="Table1.B" style:family="table-column">
      <style:table-column-properties style:column-width="12.347cm" style:rel-column-width="42586*"/>
    </style:style>
    <style:style style:name="Table1.C" style:family="table-column">
      <style:table-column-properties style:column-width="1.886cm" style:rel-column-width="6503*"/>
    </style:style>
    <style:style style:name="Table1.D" style:family="table-column">
      <style:table-column-properties style:column-width="1.993cm" style:rel-column-width="6877*"/>
    </style:style>
    <style:style style:name="Table1.1" style:family="table-row">
      <style:table-row-properties style:min-row-height="0.711cm" fo:keep-together="auto"/>
    </style:style>
    <style:style style:name="Table1.A1" style:family="table-cell">
      <style:table-cell-properties style:vertical-align="middle" fo:background-color="#f2ebe4" fo:padding="0.051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51cm" fo:border="0.05pt solid #000000">
        <style:background-image/>
      </style:table-cell-properties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5cm" style:rel-column-width="9569*"/>
    </style:style>
    <style:style style:name="Tabella1.B" style:family="table-column">
      <style:table-column-properties style:column-width="12.347cm" style:rel-column-width="42586*"/>
    </style:style>
    <style:style style:name="Tabella1.C" style:family="table-column">
      <style:table-column-properties style:column-width="1.884cm" style:rel-column-width="6497*"/>
    </style:style>
    <style:style style:name="Tabella1.D" style:family="table-column">
      <style:table-column-properties style:column-width="1.995cm" style:rel-column-width="6883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8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9" style:family="paragraph" style:parent-style-name="Standard">
      <style:paragraph-properties fo:margin-left="0.25cm" fo:margin-right="0cm" fo:text-indent="0cm" style:auto-text-indent="false" style:text-autospace="none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19" style:family="paragraph" style:parent-style-name="Table_20_Contents">
      <style:text-properties style:font-name="Helvetica" fo:font-size="6pt" style:font-size-asian="6pt" style:font-size-complex="6pt"/>
    </style:style>
    <style:style style:name="P20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style:font-name="Helvetica" fo:font-size="6pt" style:font-size-asian="5.25pt" style:font-size-complex="6pt"/>
    </style:style>
    <style:style style:name="P23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1" style:family="paragraph" style:parent-style-name="Standard">
      <style:text-properties fo:font-size="10pt" style:font-size-asian="8.75pt" style:font-size-complex="10pt"/>
    </style:style>
    <style:style style:name="P32" style:family="paragraph" style:parent-style-name="Standard">
      <style:text-properties fo:font-size="6pt" style:font-size-asian="5.25pt" style:font-size-complex="6pt"/>
    </style:style>
    <style:style style:name="P33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P34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P35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paragraph-rsid="00174b07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rsid="002233ed" officeooo:paragraph-rsid="00174b07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rsid="001d608b" officeooo:paragraph-rsid="00174b07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paragraph-rsid="00174b07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174b07" style:font-size-asian="10pt" style:font-weight-asian="normal" style:font-size-complex="10pt" style:font-weight-complex="normal"/>
    </style:style>
    <style:style style:name="P40" style:family="paragraph">
      <style:text-properties style:font-name="Helvetica" fo:font-size="10pt" style:font-size-asian="10pt" style:font-size-complex="10pt"/>
    </style:style>
    <style:style style:name="P41" style:family="paragraph">
      <style:paragraph-properties fo:text-align="center"/>
    </style:style>
    <style:style style:name="P42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company.logo,'None',7,2,'cm')" text:anchor-type="page" text:anchor-page-number="1" svg:x="16.925cm" svg:y="0.776cm" draw:z-index="2">
        <draw:text-box fo:min-height="0.499cm" fo:min-width="2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6">Cod. articolo</text:p>
            </table:table-cell>
            <table:table-cell table:style-name="Table1.A1" office:value-type="string">
              <text:p text:style-name="P26">Descrizione</text:p>
            </table:table-cell>
            <table:table-cell table:style-name="Table1.A1" office:value-type="string">
              <text:p text:style-name="P27">U.M.</text:p>
            </table:table-cell>
            <table:table-cell table:style-name="Table1.D1" office:value-type="string">
              <text:p text:style-name="P27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1"><text:placeholder text:placeholder-type="text">&lt;for each="line in o.move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28"><text:placeholder text:placeholder-type="text">&lt;line.product_id.code or ''&gt;</text:placeholder></text:p>
                </table:table-cell>
                <table:table-cell table:style-name="Tabella1.A1" office:value-type="string">
                  <text:p text:style-name="P28"><text:placeholder text:placeholder-type="text">&lt;line.name or ''&gt;</text:placeholder></text:p>
                </table:table-cell>
                <table:table-cell table:style-name="Tabella1.A1" office:value-type="string">
                  <text:p text:style-name="P29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29"><text:placeholder text:placeholder-type="text">&lt;line.product_qty or ''&gt;</text:placeholder></text:p>
                </table:table-cell>
              </table:table-row>
            </table:table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517cm" style:rel-column-width="12131*"/>
    </style:style>
    <style:style style:name="Table3.B" style:family="table-column">
      <style:table-column-properties style:column-width="3.433cm" style:rel-column-width="11839*"/>
    </style:style>
    <style:style style:name="Table3.C" style:family="table-column">
      <style:table-column-properties style:column-width="2.868cm" style:rel-column-width="9892*"/>
    </style:style>
    <style:style style:name="Table3.D" style:family="table-column">
      <style:table-column-properties style:column-width="3.286cm" style:rel-column-width="11334*"/>
    </style:style>
    <style:style style:name="Table3.E" style:family="table-column">
      <style:table-column-properties style:column-width="4.958cm" style:rel-column-width="17101*"/>
    </style:style>
    <style:style style:name="Table3.F" style:family="table-column">
      <style:table-column-properties style:column-width="0.938cm" style:rel-column-width="3238*"/>
    </style:style>
    <style:style style:name="Table3.1" style:family="table-row">
      <style:table-row-properties style:min-row-height="4.159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fo:padding="0.097cm" fo:border="0.05pt solid #000000"/>
    </style:style>
    <style:style style:name="Table3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3.D3" style:family="table-cell">
      <style:table-cell-properties fo:padding="0.097cm" fo:border-left="none" fo:border-right="none" fo:border-top="0.05pt solid #000000" fo:border-bottom="0.05pt solid #000000"/>
    </style:style>
    <style:style style:name="Table3.4" style:family="table-row">
      <style:table-row-properties style:row-height="1.422cm"/>
    </style:style>
    <style:style style:name="Table3.A4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F4" style:family="table-cell">
      <style:table-cell-properties fo:background-color="transparent" fo:padding="0.049cm" fo:border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cm" style:rel-column-width="16694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1cm" style:rel-column-width="6586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H1" style:family="table-cell">
      <style:table-cell-properties fo:padding="0.101cm" fo:border="0.05pt solid #000000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E2" style:family="table-cell">
      <style:table-cell-properties fo:padding="0.101cm" fo:border-left="0.05pt solid #000000" fo:border-right="0.05pt solid #000000" fo:border-top="none" fo:border-bottom="0.05pt solid #000000"/>
    </style:style>
    <style:style style:name="Table6.3" style:family="table-row">
      <style:table-row-properties style:row-height="1.371cm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</style:style>
    <style:style style:name="MP7" style:family="paragraph" style:parent-style-name="Table_20_Contents">
      <style:text-properties fo:font-size="8pt" style:font-size-asian="8pt" style:font-size-complex="8pt"/>
    </style:style>
    <style:style style:name="MP8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rsid="002233ed" officeooo:paragraph-rsid="00174b07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paragraph-rsid="00174b07" style:font-size-asian="10pt" style:font-weight-asian="normal" style:font-size-complex="10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paragraph-rsid="00174b07" style:font-size-asian="10pt" style:font-weight-asian="bold" style:font-size-complex="10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174b07" style:font-size-asian="10pt" style:font-weight-asian="normal" style:font-size-complex="10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rsid="001d608b" officeooo:paragraph-rsid="00174b07" style:font-size-asian="10pt" style:font-weight-asian="normal" style:font-size-complex="10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8" style:family="paragraph">
      <style:text-properties style:font-name="Helvetica" fo:font-size="10pt" style:font-size-asian="10pt" style:font-size-complex="10pt"/>
    </style:style>
    <style:style style:name="MP19" style:family="paragraph">
      <style:paragraph-properties fo:text-align="center"/>
    </style:style>
    <style:style style:name="MP20" style:family="paragraph">
      <style:paragraph-properties fo:text-align="center"/>
      <style:text-properties style:font-name="Helvetica" fo:font-size="10pt" style:font-size-asian="10pt" style:font-size-complex="10pt"/>
    </style:style>
    <style:style style:name="MP21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2" style:family="paragraph" style:parent-style-name="Table_20_Contents">
      <style:text-properties style:font-name="Helvetica" fo:font-size="6pt" style:font-size-asian="6pt" style:font-size-complex="6pt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4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5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7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8" style:family="paragraph" style:parent-style-name="Standard">
      <style:text-properties fo:font-size="10pt" style:font-size-asian="8.75pt" style:font-size-complex="10pt"/>
    </style:style>
    <style:style style:name="MP29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MP31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MP32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text-properties style:font-name="Helvetica" fo:font-size="6pt" style:font-size-asian="5.25pt" style:font-size-complex="6pt"/>
    </style:style>
    <style:style style:name="MP34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lvetica" fo:font-size="10pt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fo:font-weight="bold" style:font-weight-asian="bold" style:font-weight-complex="bold"/>
    </style:style>
    <style:style style:name="MT9" style:family="text">
      <style:text-properties fo:font-weight="normal" style:font-weight-asian="normal" style:font-weight-complex="normal"/>
    </style: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275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MP1"><text:placeholder text:placeholder-type="text">&lt;o.company_id.partner_id.name or ''&gt;</text:placeholder></text:p>
              <text:p text:style-name="MP2"/>
              <text:p text:style-name="MP3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4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5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6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5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6"><text:span text:style-name="MT3">P.IVA: </text:span><text:span text:style-name="MT5"><text:placeholder text:placeholder-type="text">&lt;o.company_id.partner_id.vat or ''&gt;</text:placeholder></text:span></text:p>
              <text:p text:style-name="MP6"><text:span text:style-name="MT3">CF: </text:span><text:span text:style-name="MT5"><text:placeholder text:placeholder-type="text">&lt;o.company_id.partner_id.fiscalcode or ''&gt;</text:placeholder></text:span></text:p>
            </table:table-cell>
            <table:covered-table-cell/>
            <table:covered-table-cell/>
            <table:table-cell table:style-name="Table3.D1" table:number-columns-spanned="3" office:value-type="string">
              <text:p text:style-name="MP7"><text:placeholder text:placeholder-type="text">&lt;o.partner_id and (setLang(o.partner_id.lang or 'en_US'))&gt;</text:placeholder></text:p>
              <text:p text:style-name="MP7"/>
              <text:p text:style-name="MP7"/>
              <text:p text:style-name="MP7"/>
              <text:p text:style-name="MP7"/>
              <text:p text:style-name="Table_20_Contents"/>
            </table:table-cell>
            <table:covered-table-cell/>
            <table:covered-table-cell/>
          </table:table-row>
          <table:table-row>
            <table:table-cell table:style-name="Table3.A2" table:number-columns-spanned="3" office:value-type="string">
              <text:p text:style-name="MP8">Destinatario</text:p>
              <text:p text:style-name="MP8"/>
              <text:p text:style-name="MP9"><text:placeholder text:placeholder-type="text">&lt;o.partner_id and o.partner_id.address and o.partner_id.address[0].title and o.partner_id.address[0].title.name or ''&gt;</text:placeholder> <text:placeholder text:placeholder-type="text">&lt;o.partner_id and o.partner_id.name or ''&gt;</text:placeholder></text:p>
              <text:p text:style-name="MP10"><text:placeholder text:placeholder-type="text">&lt;o.partner_id and o.partner_id.address and o.partner_id.address[0].street or ''&gt;</text:placeholder></text:p>
              <text:p text:style-name="MP10"><text:placeholder text:placeholder-type="text">&lt;o.partner_id and o.partner_id.address and o.partner_id.address[0].zip or ''&gt;</text:placeholder> - <text:placeholder text:placeholder-type="text">&lt;o.partner_id and o.partner_id.address and o.partner_id.address[0].city or ''&gt;</text:placeholder>, <text:placeholder text:placeholder-type="text">&lt;o.partner_id and o.partner_id.address and o.partner_id.address[0].province and o.partner_id.address[0].province.code or ''&gt;</text:placeholder> <text:placeholder text:placeholder-type="text">&lt;o.partner_id and o.partner_id.address and o.partner_id.address[0].country_id and o.partner_id.address[0].country_id.name or ''&gt;</text:placeholder></text:p>
            </table:table-cell>
            <table:covered-table-cell/>
            <table:covered-table-cell/>
            <table:table-cell table:style-name="Table3.D2" table:number-columns-spanned="3" office:value-type="string">
              <text:p text:style-name="MP11"><text:placeholder text:placeholder-type="text">&lt;choose&gt;</text:placeholder></text:p>
              <text:p text:style-name="MP12"><text:placeholder text:placeholder-type="text">&lt;when test="o.address_delivery_id"&gt;</text:placeholder></text:p>
              <text:p text:style-name="MP13">Luogo di destinazione</text:p>
              <text:p text:style-name="MP12"/>
              <text:p text:style-name="MP13"><text:placeholder text:placeholder-type="text">&lt;o.address_delivery_id and o.address_delivery_id.partner_id.name or ''&gt;</text:placeholder></text:p>
              <text:p text:style-name="MP14"><text:placeholder text:placeholder-type="text">&lt;o.address_delivery_id and o.address_delivery_id.street or ''&gt;</text:placeholder> <text:placeholder text:placeholder-type="text">&lt;o.address_delivery_id and o.address_delivery_id.street2 or ''&gt;</text:placeholder></text:p>
              <text:p text:style-name="MP12"><text:placeholder text:placeholder-type="text">&lt;o.address_delivery_id and o.address_delivery_id.zip or ''&gt;</text:placeholder> - <text:placeholder text:placeholder-type="text">&lt;o.address_delivery_id and o.address_delivery_id.city or ''&gt;</text:placeholder>, <text:placeholder text:placeholder-type="text">&lt;o.address_delivery_id.province and o.address_delivery_id.province.code or ''&gt;</text:placeholder> <text:placeholder text:placeholder-type="text">&lt;o.address_delivery_id and o.address_delivery_id.country_id and o.address_delivery_id.country_id.name or ''&gt;</text:placeholder></text:p>
              <text:p text:style-name="MP12"><text:placeholder text:placeholder-type="text">&lt;/when&gt;</text:placeholder></text:p>
              <text:p text:style-name="MP15"><text:placeholder text:placeholder-type="text">&lt;otherwise&gt;</text:placeholder></text:p>
              <text:p text:style-name="MP12"><text:placeholder text:placeholder-type="text">&lt;if test="o.address_id"&gt;</text:placeholder></text:p>
              <text:p text:style-name="MP13">Luogo di destinazione</text:p>
              <text:p text:style-name="MP13"/>
              <text:p text:style-name="MP13"><text:placeholder text:placeholder-type="text">&lt;o.address_id and o.address_id.partner_id.name or ''&gt;</text:placeholder></text:p>
              <text:p text:style-name="MP14"><text:placeholder text:placeholder-type="text">&lt;o.address_id and o.address_id.street or ''&gt;</text:placeholder> <text:placeholder text:placeholder-type="text">&lt;o.address_id and o.address_id.street2 or ''&gt;</text:placeholder></text:p>
              <text:p text:style-name="MP12"><text:placeholder text:placeholder-type="text">&lt;o.address_id and o.address_id.zip or ''&gt;</text:placeholder> - <text:placeholder text:placeholder-type="text">&lt;o.address_id and o.address_id.city or ''&gt;</text:placeholder>, <text:placeholder text:placeholder-type="text">&lt;o.address_id.province and o.address_id.province.code or ''&gt;</text:placeholder> <text:placeholder text:placeholder-type="text">&lt;o.address_id and o.address_id.country_id and o.address_id.country_id.name or ''&gt;</text:placeholder></text:p>
              <text:p text:style-name="MP12"><text:placeholder text:placeholder-type="text">&lt;/if&gt;</text:placeholder></text:p>
              <text:p text:style-name="MP12"><text:placeholder text:placeholder-type="text">&lt;/otherwise&gt;</text:placeholder></text:p>
              <text:p text:style-name="MP12"><text:placeholder text:placeholder-type="text">&lt;/choose&gt;</text:placeholder></text:p>
            </table:table-cell>
            <table:covered-table-cell/>
            <table:covered-table-cell/>
          </table:table-row>
          <table:table-row>
            <table:table-cell table:style-name="Table3.A3" table:number-columns-spanned="3" office:value-type="string">
              <text:p text:style-name="MP8"/>
            </table:table-cell>
            <table:covered-table-cell/>
            <table:covered-table-cell/>
            <table:table-cell table:style-name="Table3.D3" table:number-columns-spanned="3" office:value-type="string">
              <text:p text:style-name="MP16"/>
            </table:table-cell>
            <table:covered-table-cell/>
            <table:covered-table-cell/>
          </table:table-row>
          <table:table-row table:style-name="Table3.4">
            <table:table-cell table:style-name="Table3.A4" office:value-type="string">
              <text:p text:style-name="MP17"><draw:frame text:anchor-type="paragraph" draw:z-index="0" draw:style-name="Mgr1" draw:text-style-name="MP18" svg:width="2.789cm" svg:height="0.539cm" svg:x="0.679cm" svg:y="-0.328cm"><draw:text-box><text:p><text:span text:style-name="MT6">N° Documento</text:span></text:p></draw:text-box></draw:frame><draw:frame text:anchor-type="paragraph" draw:z-index="1" draw:style-name="Mgr1" draw:text-style-name="MP20" svg:width="2.703cm" svg:height="0.539cm" svg:x="3.454cm" svg:y="-0.328cm"><draw:text-box><text:p text:style-name="MP19"><text:span text:style-name="MT6">Del</text:span></text:p></draw:text-box></draw:frame></text:p>
              <text:p text:style-name="MP21"><text:placeholder text:placeholder-type="text">&lt;o.ddt_number or ''&gt;</text:placeholder></text:p>
            </table:table-cell>
            <table:table-cell table:style-name="Table3.A4" office:value-type="string">
              <text:p text:style-name="MP21"/>
              <text:p text:style-name="MP21"><text:placeholder text:placeholder-type="text">&lt;o.ddt_date and (formatLang(o.ddt_date[0:10], date=True)) or ''&gt;</text:placeholder></text:p>
            </table:table-cell>
            <table:table-cell table:style-name="Table3.A4" table:number-columns-spanned="2" office:value-type="string">
              <text:p text:style-name="MP22">Cod. Cliente</text:p>
              <text:p text:style-name="MP22"/>
              <text:p text:style-name="MP23"><text:placeholder text:placeholder-type="text">&lt;o.partner_id and o.partner_id.property_customer_ref or ''&gt;</text:placeholder></text:p>
              <text:p text:style-name="MP23"/>
            </table:table-cell>
            <table:covered-table-cell/>
            <table:table-cell table:style-name="Table3.A4" office:value-type="string">
              <text:p text:style-name="MP24">Numero IVA</text:p>
              <text:p text:style-name="MP24"/>
              <text:p text:style-name="MP25"><text:span text:style-name="MT7"><text:placeholder text:placeholder-type="text">&lt;o.partner_id and o.partner_id.vat or ''&gt;</text:placeholder></text:span><text:span text:style-name="MT7"> </text:span></text:p>
              <text:p text:style-name="MP26"/>
            </table:table-cell>
            <table:table-cell table:style-name="Table3.F4" office:value-type="string">
              <text:p text:style-name="MP22">Pag.</text:p>
              <text:p text:style-name="MP22"/>
              <text:p text:style-name="MP27"><text:page-number text:select-page="current">1</text:page-number>/<text:page-count>1</text:page-count> </text:p>
            </table:table-cell>
          </table:table-row>
        </table:table>
        <text:p text:style-name="MP28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22">Causale del trasporto</text:p>
              <text:p text:style-name="MP22"/>
              <text:p text:style-name="MP29"><text:placeholder text:placeholder-type="text">&lt;o.stock_journal_id and o.stock_journal_id.name or ''&gt;</text:placeholder></text:p>
            </table:table-cell>
            <table:table-cell table:style-name="Table6.A1" table:number-columns-spanned="3" office:value-type="string">
              <text:p text:style-name="MP22">Porto</text:p>
              <text:p text:style-name="MP22"/>
              <text:p text:style-name="MP29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22">Aspetto esteriore dei beni</text:p>
              <text:p text:style-name="MP22"/>
              <text:p text:style-name="MP29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2">Numero colli</text:p>
              <text:p text:style-name="MP22"/>
              <text:p text:style-name="MP29"><text:placeholder text:placeholder-type="text">&lt;o.number_of_packages or ''&gt;</text:placeholder></text:p>
            </table:table-cell>
            <table:table-cell table:style-name="Table6.H1" office:value-type="string">
              <text:p text:style-name="MP22">Peso</text:p>
              <text:p text:style-name="MP22"/>
              <text:p text:style-name="MP29"><text:placeholder text:placeholder-type="text">&lt;o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30">Vettore</text:p>
              <text:p text:style-name="MP31"><text:span text:style-name="MT8"><text:placeholder text:placeholder-type="text">&lt;o.carrier_id and o.carrier_id.name or ''&gt;</text:placeholder></text:span><text:span text:style-name="MT8"> </text:span><text:span text:style-name="MT8">- </text:span><text:span text:style-name="MT9"><text:placeholder text:placeholder-type="text">&lt;o.carrier_id and o.carrier_id.partner_id or ''&gt;</text:placeholder></text:span></text:p>
              <text:p text:style-name="MP31"><text:span text:style-name="MT9"><text:placeholder text:placeholder-type="text">&lt;o.carrier_id and o.carrier_id.partner_id.address.street or ''&gt;</text:placeholder></text:span><text:span text:style-name="MT9">, </text:span><text:span text:style-name="MT9"><text:placeholder text:placeholder-type="text">&lt;o.carrier_id and o.carrier_id.partner_id.address.zip or ''&gt;</text:placeholder></text:span><text:span text:style-name="MT9"> </text:span><text:span text:style-name="MT9">- </text:span><text:span text:style-name="MT9"><text:placeholder text:placeholder-type="text">&lt;o.carrier_id and o.carrier_id.partner_id.address.city or ''&gt;</text:placeholder></text:span></text:p>
            </table:table-cell>
            <table:table-cell table:style-name="Table6.A2" table:number-columns-spanned="2" office:value-type="string">
              <text:p text:style-name="MP22">Data ritiro </text:p>
              <text:p text:style-name="MP22"/>
              <text:p text:style-name="MP24"><text:placeholder text:placeholder-type="text">&lt;if test="str(o.date_done)"&gt;</text:placeholder></text:p>
              <text:p text:style-name="MP32"><text:placeholder text:placeholder-type="text">&lt;o.date_done and (formatLang(o.date_done[0:10], date=True)) or ''&gt;</text:placeholder></text:p>
              <text:p text:style-name="MP24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22">Ora ritiro</text:p>
              <text:p text:style-name="MP22"/>
              <text:p text:style-name="MP32"><text:placeholder text:placeholder-type="text">&lt;o.date_done and (o.date_done[10:]) or ''&gt;</text:placeholder></text:p>
            </table:table-cell>
            <table:table-cell table:style-name="Table6.E2" table:number-columns-spanned="4" office:value-type="string">
              <text:p text:style-name="MP22">Note</text:p>
              <text:p text:style-name="MP33"/>
              <text:p text:style-name="MP29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2">Firma vettore</text:p>
              <text:p text:style-name="MP33"/>
              <text:p text:style-name="MP33"/>
            </table:table-cell>
            <table:covered-table-cell/>
            <table:table-cell table:style-name="Table6.A2" table:number-columns-spanned="3" office:value-type="string">
              <text:p text:style-name="MP24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4">Firma destinatario</text:p>
            </table:table-cell>
            <table:covered-table-cell/>
            <table:covered-table-cell/>
          </table:table-row>
        </table:table>
        <text:p text:style-name="MP3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4-06-15T16:37:43</dc:date>
    <meta:editing-duration>P2DT2H30M34S</meta:editing-duration>
    <meta:editing-cycles>373</meta:editing-cycles>
    <meta:generator>LibreOffice/4.0.2.2$Linux_x86 LibreOffice_project/400m0$Build-2</meta:generator>
    <dc:creator>sergio </dc:creator>
    <meta:document-statistic meta:table-count="4" meta:image-count="0" meta:object-count="0" meta:page-count="1" meta:paragraph-count="71" meta:word-count="336" meta:character-count="3682" meta:non-whitespace-character-count="3413"/>
    <meta:user-defined meta:name="Info 1">http://localhost:8069</meta:user-defined>
    <meta:user-defined meta:name="Info 2"/>
    <meta:user-defined meta:name="Info 3"/>
    <meta:user-defined meta:name="Info 4"/>
  </office:meta>
</office:document-meta>
</file>